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TRUMPET BLOWING (8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EVENTS PRECEDING THE TRUMPET BLOWING (8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ause (8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ayers (8:2-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preview (8: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REVELATION 8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EVENTS PRECEDING THE TRUMPET BLOWING (8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EVENTS ACCOMPANYING THE TRUMPET BLOWING (8:6-13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EVENTS ACCOMPANYING THE TRUMPET BLOWING (8:6-13)<text:s text:c="1"/></text:span><text:span text:style-name="a475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First trumpet (8:6-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Second trumpet (8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ird trumpet (8:10-1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Fourth trumpet (8:12-13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Fourth trumpet (8:12-13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action (8:1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aftermath (8:1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EVENTS ACCOMPANYING THE TRUMPET BLOWING (8:6-13)<text:s text:c="1"/></text:span><text:span text:style-name="a511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First trumpet (8:6-7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Second trumpet (8:8-9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ird trumpet (8:10-1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Fourth trumpet (8:12-1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2-tx-Title-and-Text" presentation:presentation-page-layout-name="Master1-PPL12" draw:id="Slide-262">
        <draw:frame draw:id="id95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REVELATION 8</text:span><text:span text:style-name="a532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EVENTS PRECEDING THE TRUMPET BLOWING (8:1-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EVENTS ACCOMPANYING THE TRUMPET BLOWING (8:6-13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8</dc:title>
    <meta:initial-creator>David STRICKLAND</meta:initial-creator>
    <dc:creator>David STRICKLAND</dc:creator>
    <meta:creation-date>2020-02-23T23:21:50Z</meta:creation-date>
    <dc:date>2020-02-23T23:21:50Z</dc:date>
    <meta:template xlink:href="BibleStudy" xlink:type="simple"/>
    <meta:editing-cycles>1</meta:editing-cycles>
    <meta:editing-duration>PT0S</meta:editing-duration>
    <meta:document-statistic meta:paragraph-count="25" meta:word-count="154"/>
  </office:meta>
</office:document-meta>
</file>